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1] +0.05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2] +0.05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] +0.05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4] +0.05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] +0.05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6] +0.05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7] +0.05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8] +0.05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9] +0.05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] +0.05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11] +0.05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2] +0.05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3] +0.05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4] +0.05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15] +0.05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16] +0.05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17] +0.05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18] +0.05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9] +0.05" office:value-type="float" office:value="0.95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09:58:36.287154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9:47:21.441494744</meta:creation-date>
    <dc:date>2019-01-24T09:50:07.815118244</dc:date>
    <meta:editing-duration>PT2M46S</meta:editing-duration>
    <meta:editing-cycles>1</meta:editing-cycles>
    <meta:generator>LibreOffice/5.1.6.2$Linux_X86_64 LibreOffice_project/10m0$Build-2</meta:generator>
    <meta:document-statistic meta:table-count="1" meta:cell-count="40" meta:object-count="0"/>
  </office:meta>
</office:document-meta>
</file>